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ServerSockJsSession.get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isAct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rverSockJsSession.handleMessage( TextMessage message , WebSocketSession ws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SocketServerSockJs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initializeDelegateSession( WebSocket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SocketServerSockJsSession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WebSocketServerSockJsSession( String id , SockJsServiceConfig config , WebSocketHandler handler , @ Nullable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rverSockJsSession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getNativeSession( @ Nullable Class &lt; T &gt; requir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getNative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ServerSockJsSession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sendMessageInternal(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SocketServerSockJsSession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.disconnect( CloseStatus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SocketServerSockJsSession.writeFrameInternal( SockJsFrame fr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